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P1sat(T1)(Pa)</text:p>
          </table:table-cell>
          <table:table-cell office:value-type="string" calcext:value-type="string">
            <text:p>P2sat(T2)P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lph</text:p>
          </table:table-cell>
          <table:table-cell office:value-type="string" calcext:value-type="string">
            <text:p>vmol/hr</text:p>
          </table:table-cell>
          <table:table-cell office:value-type="string" calcext:value-type="string">
            <text:p>a humidity</text:p>
          </table:table-cell>
          <table:table-cell table:style-name="Default" office:value-type="string" calcext:value-type="string">
            <text:p>b humidity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a theoritical error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23.3" calcext:value-type="float">
            <text:p>23.3</text:p>
          </table:table-cell>
          <table:table-cell office:value-type="float" office:value="18.5" calcext:value-type="float">
            <text:p>18.5</text:p>
          </table:table-cell>
          <table:table-cell office:value-type="float" office:value="17.2" calcext:value-type="float">
            <text:p>17.2</text:p>
          </table:table-cell>
          <table:table-cell office:value-type="float" office:value="16.3" calcext:value-type="float">
            <text:p>16.3</text:p>
          </table:table-cell>
          <table:table-cell office:value-type="float" office:value="1991.9348" calcext:value-type="float">
            <text:p>1991.9348</text:p>
          </table:table-cell>
          <table:table-cell office:value-type="float" office:value="2004.5765" calcext:value-type="float">
            <text:p>2004.5765</text:p>
          </table:table-cell>
          <table:table-cell office:value-type="float" office:value="0.63" calcext:value-type="float">
            <text:p>0.63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[.K2]*0.001*1/(8.314*(273+25))" office:value-type="float" office:value="0.00000403620964395788" calcext:value-type="float">
            <text:p>4.03620964395788E-06</text:p>
          </table:table-cell>
          <table:table-cell table:formula="of:=[.G2]*18/((100000-[.G2]*[.I2])*29)" office:value-type="float" office:value="0.0125208598814795" calcext:value-type="float">
            <text:p>0.0125208599</text:p>
          </table:table-cell>
          <table:table-cell table:formula="of:=[.H2]*18/((100000-[.H2]*[.J2])*29)" office:value-type="float" office:value="0.0126733823213469" calcext:value-type="float">
            <text:p>0.0126733823</text:p>
          </table:table-cell>
          <table:table-cell table:formula="of:=([.M2]/18)/((1/29)+([.M2]/18))" office:value-type="float" office:value="0.0197736133304954" calcext:value-type="float">
            <text:p>0.0197736133</text:p>
          </table:table-cell>
          <table:table-cell table:formula="of:=([.N2]/18)/((1/29)+([.N2]/18))" office:value-type="float" office:value="0.020009665185856" calcext:value-type="float">
            <text:p>0.0200096652</text:p>
          </table:table-cell>
          <table:table-cell table:formula="of:=([.G2]+[.H2])/2" office:value-type="float" office:value="1998.25565" calcext:value-type="float">
            <text:p>1998.25565</text:p>
          </table:table-cell>
          <table:table-cell table:formula="of:=([.L2]/((3.14*0.045)*(1-([.Q2]/100000))))*LN(ABS((([.Q2]/10000)-[.P2])*(1-[.O2])/(([.O2]-([.Q2]/100000))*(1-[.P2]))))" office:value-type="float" office:value="0.000196973323254318" calcext:value-type="float">
            <text:p>0.0001969733</text:p>
          </table:table-cell>
          <table:table-cell table:formula="of:=([.R2]-[.E21])*100/[.E21]" office:value-type="float" office:value="808.400473712019" calcext:value-type="float">
            <text:p>808.40047371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.5" calcext:value-type="float">
            <text:p>17.5</text:p>
          </table:table-cell>
          <table:table-cell office:value-type="float" office:value="23.5" calcext:value-type="float">
            <text:p>23.5</text:p>
          </table:table-cell>
          <table:table-cell office:value-type="float" office:value="19.6" calcext:value-type="float">
            <text:p>19.6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2068.8425" calcext:value-type="float">
            <text:p>2068.8425</text:p>
          </table:table-cell>
          <table:table-cell office:value-type="float" office:value="1991.9348" calcext:value-type="float">
            <text:p>1991.9348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K3]*0.001*1/(8.314*(273+25))" office:value-type="float" office:value="0.00000403620964395788" calcext:value-type="float">
            <text:p>4.03620964395788E-06</text:p>
          </table:table-cell>
          <table:table-cell table:formula="of:=[.G3]*18/((100000-[.G3]*[.I3])*29)" office:value-type="float" office:value="0.0130297874252496" calcext:value-type="float">
            <text:p>0.0130297874</text:p>
          </table:table-cell>
          <table:table-cell table:formula="of:=[.H3]*18/((100000-[.H3]*[.J3])*29)" office:value-type="float" office:value="0.0125945382321288" calcext:value-type="float">
            <text:p>0.0125945382</text:p>
          </table:table-cell>
          <table:table-cell table:formula="of:=([.M3]/18)/((1/29)+([.M3]/18))" office:value-type="float" office:value="0.020560813744075" calcext:value-type="float">
            <text:p>0.0205608137</text:p>
          </table:table-cell>
          <table:table-cell table:formula="of:=([.N3]/18)/((1/29)+([.N3]/18))" office:value-type="float" office:value="0.0198876560686292" calcext:value-type="float">
            <text:p>0.0198876561</text:p>
          </table:table-cell>
          <table:table-cell table:formula="of:=([.G3]+[.H3])/2" office:value-type="float" office:value="2030.38865" calcext:value-type="float">
            <text:p>2030.38865</text:p>
          </table:table-cell>
          <table:table-cell table:formula="of:=([.L3]/((3.14*0.045)*(1-([.Q3]/100000))))*LN(ABS((([.Q3]/10000)-[.P3])*(1-[.O3])/(([.O3]-([.Q3]/100000))*(1-[.P3]))))" office:value-type="float" office:value="0.000191519125279619" calcext:value-type="float">
            <text:p>0.0001915191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.7" calcext:value-type="float">
            <text:p>17.7</text:p>
          </table:table-cell>
          <table:table-cell office:value-type="float" office:value="24.7" calcext:value-type="float">
            <text:p>24.7</text:p>
          </table:table-cell>
          <table:table-cell office:value-type="float" office:value="19.6" calcext:value-type="float">
            <text:p>19.6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2095.0487" calcext:value-type="float">
            <text:p>2095.0487</text:p>
          </table:table-cell>
          <table:table-cell office:value-type="float" office:value="2017.2883" calcext:value-type="float">
            <text:p>2017.2883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K4]*0.001*1/(8.314*(273+25))" office:value-type="float" office:value="0.00000403620964395788" calcext:value-type="float">
            <text:p>4.03620964395788E-06</text:p>
          </table:table-cell>
          <table:table-cell table:formula="of:=[.G4]*18/((100000-[.G4]*[.I4])*29)" office:value-type="float" office:value="0.01317768020698" calcext:value-type="float">
            <text:p>0.0131776802</text:p>
          </table:table-cell>
          <table:table-cell table:formula="of:=[.H4]*18/((100000-[.H4]*[.J4])*29)" office:value-type="float" office:value="0.0127526314001633" calcext:value-type="float">
            <text:p>0.0127526314</text:p>
          </table:table-cell>
          <table:table-cell table:formula="of:=([.M4]/18)/((1/29)+([.M4]/18))" office:value-type="float" office:value="0.0207893347258424" calcext:value-type="float">
            <text:p>0.0207893347</text:p>
          </table:table-cell>
          <table:table-cell table:formula="of:=([.N4]/18)/((1/29)+([.N4]/18))" office:value-type="float" office:value="0.0201322704064566" calcext:value-type="float">
            <text:p>0.0201322704</text:p>
          </table:table-cell>
          <table:table-cell table:formula="of:=([.G4]+[.H4])/2" office:value-type="float" office:value="2056.1685" calcext:value-type="float">
            <text:p>2056.1685</text:p>
          </table:table-cell>
          <table:table-cell table:formula="of:=([.L4]/((3.14*0.045)*(1-([.Q4]/100000))))*LN(ABS((([.Q4]/10000)-[.P4])*(1-[.O4])/(([.O4]-([.Q4]/100000))*(1-[.P4]))))" office:value-type="float" office:value="0.000195467682384176" calcext:value-type="float">
            <text:p>0.0001954677</text:p>
          </table:table-cell>
          <table:table-cell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20" calcext:value-type="float">
            <text:p>20</text:p>
          </table:table-cell>
          <table:table-cell office:value-type="float" office:value="17.6" calcext:value-type="float">
            <text:p>17.6</text:p>
          </table:table-cell>
          <table:table-cell office:value-type="float" office:value="16.5" calcext:value-type="float">
            <text:p>16.5</text:p>
          </table:table-cell>
          <table:table-cell office:value-type="float" office:value="2134.9016" calcext:value-type="float">
            <text:p>2134.9016</text:p>
          </table:table-cell>
          <table:table-cell office:value-type="float" office:value="2004.5765" calcext:value-type="float">
            <text:p>2004.5765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K5]*0.001*1/(8.314*(273+25))" office:value-type="float" office:value="0.00000403620964395788" calcext:value-type="float">
            <text:p>4.03620964395788E-06</text:p>
          </table:table-cell>
          <table:table-cell table:formula="of:=[.G5]*18/((100000-[.G5]*[.I5])*29)" office:value-type="float" office:value="0.0134317690624627" calcext:value-type="float">
            <text:p>0.0134317691</text:p>
          </table:table-cell>
          <table:table-cell table:formula="of:=[.H5]*18/((100000-[.H5]*[.J5])*29)" office:value-type="float" office:value="0.0126707951696172" calcext:value-type="float">
            <text:p>0.0126707952</text:p>
          </table:table-cell>
          <table:table-cell table:formula="of:=([.M5]/18)/((1/29)+([.M5]/18))" office:value-type="float" office:value="0.0211816988815184" calcext:value-type="float">
            <text:p>0.0211816989</text:p>
          </table:table-cell>
          <table:table-cell table:formula="of:=([.N5]/18)/((1/29)+([.N5]/18))" office:value-type="float" office:value="0.0200056621198476" calcext:value-type="float">
            <text:p>0.0200056621</text:p>
          </table:table-cell>
          <table:table-cell table:formula="of:=([.G5]+[.H5])/2" office:value-type="float" office:value="2069.73905" calcext:value-type="float">
            <text:p>2069.73905</text:p>
          </table:table-cell>
          <table:table-cell table:formula="of:=([.L5]/((3.14*0.045)*(1-([.Q5]/100000))))*LN(ABS((([.Q5]/10000)-[.P5])*(1-[.O5])/(([.O5]-([.Q5]/100000))*(1-[.P5]))))" office:value-type="float" office:value="0.000173691969091076" calcext:value-type="float">
            <text:p>0.000173692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8.1" calcext:value-type="float">
            <text:p>18.1</text:p>
          </table:table-cell>
          <table:table-cell office:value-type="float" office:value="24.9" calcext:value-type="float">
            <text:p>24.9</text:p>
          </table:table-cell>
          <table:table-cell office:value-type="float" office:value="20.3" calcext:value-type="float">
            <text:p>20.3</text:p>
          </table:table-cell>
          <table:table-cell office:value-type="float" office:value="17.7" calcext:value-type="float">
            <text:p>17.7</text:p>
          </table:table-cell>
          <table:table-cell office:value-type="float" office:value="16.6" calcext:value-type="float">
            <text:p>16.6</text:p>
          </table:table-cell>
          <table:table-cell office:value-type="float" office:value="2148.3322" calcext:value-type="float">
            <text:p>2148.3322</text:p>
          </table:table-cell>
          <table:table-cell table:style-name="ce1" office:value-type="float" office:value="2068.8425" calcext:value-type="float">
            <text:p>2068.8425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K6]*0.001*1/(8.314*(273+25))" office:value-type="float" office:value="0.00000403620964395788" calcext:value-type="float">
            <text:p>4.03620964395788E-06</text:p>
          </table:table-cell>
          <table:table-cell table:formula="of:=[.G6]*18/((100000-[.G6]*[.I6])*29)" office:value-type="float" office:value="0.0135233174837454" calcext:value-type="float">
            <text:p>0.0135233175</text:p>
          </table:table-cell>
          <table:table-cell table:formula="of:=[.H6]*18/((100000-[.H6]*[.J6])*29)" office:value-type="float" office:value="0.0130847234674013" calcext:value-type="float">
            <text:p>0.0130847235</text:p>
          </table:table-cell>
          <table:table-cell table:formula="of:=([.M6]/18)/((1/29)+([.M6]/18))" office:value-type="float" office:value="0.0213229909617083" calcext:value-type="float">
            <text:p>0.021322991</text:p>
          </table:table-cell>
          <table:table-cell table:formula="of:=([.N6]/18)/((1/29)+([.N6]/18))" office:value-type="float" office:value="0.0206457122730068" calcext:value-type="float">
            <text:p>0.0206457123</text:p>
          </table:table-cell>
          <table:table-cell table:formula="of:=([.G6]+[.H6])/2" office:value-type="float" office:value="2108.58735" calcext:value-type="float">
            <text:p>2108.58735</text:p>
          </table:table-cell>
          <table:table-cell table:formula="of:=([.L6]/((3.14*0.045)*(1-([.Q6]/100000))))*LN(ABS((([.Q6]/10000)-[.P6])*(1-[.O6])/(([.O6]-([.Q6]/100000))*(1-[.P6]))))" office:value-type="float" office:value="0.000195117269400721" calcext:value-type="float">
            <text:p>0.0001951173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9" calcext:value-type="float">
            <text:p>17.9</text:p>
          </table:table-cell>
          <table:table-cell office:value-type="float" office:value="24.7" calcext:value-type="float">
            <text:p>24.7</text:p>
          </table:table-cell>
          <table:table-cell office:value-type="float" office:value="20.6" calcext:value-type="float">
            <text:p>20.6</text:p>
          </table:table-cell>
          <table:table-cell office:value-type="float" office:value="17.7" calcext:value-type="float">
            <text:p>17.7</text:p>
          </table:table-cell>
          <table:table-cell office:value-type="float" office:value="16.6" calcext:value-type="float">
            <text:p>16.6</text:p>
          </table:table-cell>
          <table:table-cell office:value-type="float" office:value="2108.2601" calcext:value-type="float">
            <text:p>2108.2601</text:p>
          </table:table-cell>
          <table:table-cell office:value-type="float" office:value="2042.9233" calcext:value-type="float">
            <text:p>2042.9233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K7]*0.001*1/(8.314*(273+25))" office:value-type="float" office:value="0.00000403620964395788" calcext:value-type="float">
            <text:p>4.03620964395788E-06</text:p>
          </table:table-cell>
          <table:table-cell table:formula="of:=[.G7]*18/((100000-[.G7]*[.I7])*29)" office:value-type="float" office:value="0.0132789207342375" calcext:value-type="float">
            <text:p>0.0132789207</text:p>
          </table:table-cell>
          <table:table-cell table:formula="of:=[.H7]*18/((100000-[.H7]*[.J7])*29)" office:value-type="float" office:value="0.0129177228389425" calcext:value-type="float">
            <text:p>0.0129177228</text:p>
          </table:table-cell>
          <table:table-cell table:formula="of:=([.M7]/18)/((1/29)+([.M7]/18))" office:value-type="float" office:value="0.0209457080979874" calcext:value-type="float">
            <text:p>0.0209457081</text:p>
          </table:table-cell>
          <table:table-cell table:formula="of:=([.N7]/18)/((1/29)+([.N7]/18))" office:value-type="float" office:value="0.0203875827322057" calcext:value-type="float">
            <text:p>0.0203875827</text:p>
          </table:table-cell>
          <table:table-cell table:formula="of:=([.G7]+[.H7])/2" office:value-type="float" office:value="2075.5917" calcext:value-type="float">
            <text:p>2075.5917</text:p>
          </table:table-cell>
          <table:table-cell table:formula="of:=([.L7]/((3.14*0.045)*(1-([.Q7]/100000))))*LN(ABS((([.Q7]/10000)-[.P7])*(1-[.O7])/(([.O7]-([.Q7]/100000))*(1-[.P7]))))" office:value-type="float" office:value="0.000201079116808439" calcext:value-type="float">
            <text:p>0.0002010791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8.1" calcext:value-type="float">
            <text:p>18.1</text:p>
          </table:table-cell>
          <table:table-cell office:value-type="float" office:value="25" calcext:value-type="float">
            <text:p>25</text:p>
          </table:table-cell>
          <table:table-cell office:value-type="float" office:value="20.9" calcext:value-type="float">
            <text:p>20.9</text:p>
          </table:table-cell>
          <table:table-cell office:value-type="float" office:value="17.7" calcext:value-type="float">
            <text:p>17.7</text:p>
          </table:table-cell>
          <table:table-cell office:value-type="float" office:value="16.7" calcext:value-type="float">
            <text:p>16.7</text:p>
          </table:table-cell>
          <table:table-cell office:value-type="float" office:value="2095.0487" calcext:value-type="float">
            <text:p>2095.0487</text:p>
          </table:table-cell>
          <table:table-cell office:value-type="float" office:value="2068.8425" calcext:value-type="float">
            <text:p>2068.8425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[.K8]*0.001*1/(8.314*(273+25))" office:value-type="float" office:value="0.00000403620964395788" calcext:value-type="float">
            <text:p>4.03620964395788E-06</text:p>
          </table:table-cell>
          <table:table-cell table:formula="of:=[.G8]*18/((100000-[.G8]*[.I8])*29)" office:value-type="float" office:value="0.0131972933577732" calcext:value-type="float">
            <text:p>0.0131972934</text:p>
          </table:table-cell>
          <table:table-cell table:formula="of:=[.H8]*18/((100000-[.H8]*[.J8])*29)" office:value-type="float" office:value="0.0130874824321606" calcext:value-type="float">
            <text:p>0.0130874824</text:p>
          </table:table-cell>
          <table:table-cell table:formula="of:=([.M8]/18)/((1/29)+([.M8]/18))" office:value-type="float" office:value="0.0208196325675645" calcext:value-type="float">
            <text:p>0.0208196326</text:p>
          </table:table-cell>
          <table:table-cell table:formula="of:=([.N8]/18)/((1/29)+([.N8]/18))" office:value-type="float" office:value="0.0206499756075552" calcext:value-type="float">
            <text:p>0.0206499756</text:p>
          </table:table-cell>
          <table:table-cell table:formula="of:=([.G8]+[.H8])/2" office:value-type="float" office:value="2081.9456" calcext:value-type="float">
            <text:p>2081.9456</text:p>
          </table:table-cell>
          <table:table-cell table:formula="of:=([.L8]/((3.14*0.045)*(1-([.Q8]/100000))))*LN(ABS((([.Q8]/10000)-[.P8])*(1-[.O8])/(([.O8]-([.Q8]/100000))*(1-[.P8]))))" office:value-type="float" office:value="0.000404782869214908" calcext:value-type="float">
            <text:p>0.0004047829</text:p>
          </table:table-cell>
          <table:table-cell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yi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ga</text:p>
          </table:table-cell>
          <table:table-cell table:formula="of:=0.0000282*e10ee" office:value-type="string" office:string-value="" calcext:value-type="error">
            <text:p>#NAME?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float" office:value="16.5" calcext:value-type="float">
            <text:p>16.5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.0187" calcext:value-type="float">
            <text:p>0.0187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[.K13]*1/(0.0831*(273+25))" office:value-type="float" office:value="0.403815246448445" calcext:value-type="float">
            <text:p>0.4038152464</text:p>
          </table:table-cell>
          <table:table-cell table:formula="of:=[.G13]*18/((1-[.G13]*[.I13])*29)" office:value-type="float" office:value="0.0117742319359986" calcext:value-type="float">
            <text:p>0.0117742319</text:p>
          </table:table-cell>
          <table:table-cell table:formula="of:=[.H13]*18/((1-[.H13]*[.J13])*29)" office:value-type="float" office:value="0.0118078304016693" calcext:value-type="float">
            <text:p>0.0118078304</text:p>
          </table:table-cell>
          <table:table-cell table:formula="of:=([.M13]/18)/((1/29)+([.M13]/18))" office:value-type="float" office:value="0.0186164493752041" calcext:value-type="float">
            <text:p>0.0186164494</text:p>
          </table:table-cell>
          <table:table-cell table:formula="of:=([.N13]/18)/((1/29)+([.N13]/18))" office:value-type="float" office:value="0.0186685807785497" calcext:value-type="float">
            <text:p>0.0186685808</text:p>
          </table:table-cell>
          <table:table-cell table:formula="of:=([.G13]+[.H13])/2" office:value-type="float" office:value="0.0187" calcext:value-type="float">
            <text:p>0.0187</text:p>
          </table:table-cell>
          <table:table-cell table:formula="of:=([.L13]/(3.14*0.045*(1-[.H13])))*LN((([.H13]-[.P13])*(1-[.O13]))/(([.H13]-[.O13])*(1-[.P13])))" office:value-type="float" office:value="-2.84818776992884" calcext:value-type="float">
            <text:p>-2.8481877699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table:formula="of:=[.K14]*1/(0.0831*(273+25))" office:value-type="float" office:value="0.403815246448445" calcext:value-type="float">
            <text:p>0.4038152464</text:p>
          </table:table-cell>
          <table:table-cell table:formula="of:=[.G14]*18/((1-[.G14]*[.I14])*29)" office:value-type="float" office:value="0.012802718240622" calcext:value-type="float">
            <text:p>0.0128027182</text:p>
          </table:table-cell>
          <table:table-cell table:formula="of:=[.H14]*18/((1-[.H14]*[.J14])*29)" office:value-type="float" office:value="0.012455788711887" calcext:value-type="float">
            <text:p>0.0124557887</text:p>
          </table:table-cell>
          <table:table-cell table:formula="of:=([.M14]/18)/((1/29)+([.M14]/18))" office:value-type="float" office:value="0.0202097432864826" calcext:value-type="float">
            <text:p>0.0202097433</text:p>
          </table:table-cell>
          <table:table-cell table:formula="of:=([.N14]/18)/((1/29)+([.N14]/18))" office:value-type="float" office:value="0.0196728711107383" calcext:value-type="float">
            <text:p>0.0196728711</text:p>
          </table:table-cell>
          <table:table-cell table:formula="of:=([.G14]+[.H14])/2" office:value-type="float" office:value="0.02" calcext:value-type="float">
            <text:p>0.02</text:p>
          </table:table-cell>
          <table:table-cell table:formula="of:=([.L14]/(3.14*0.045*(1-[.H14])))*LN((([.H14]-[.P14])*(1-[.O14]))/(([.H14]-[.O14])*(1-[.P14]))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9" calcext:value-type="float">
            <text:p>19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2" calcext:value-type="float">
            <text:p>16.2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[.K15]*1/(0.0831*(273+25))" office:value-type="float" office:value="0.403815246448445" calcext:value-type="float">
            <text:p>0.4038152464</text:p>
          </table:table-cell>
          <table:table-cell table:formula="of:=[.G15]*18/((1-[.G15]*[.I15])*29)" office:value-type="float" office:value="0.0124134402340812" calcext:value-type="float">
            <text:p>0.0124134402</text:p>
          </table:table-cell>
          <table:table-cell table:formula="of:=[.H15]*18/((1-[.H15]*[.J15])*29)" office:value-type="float" office:value="0.0121362769048898" calcext:value-type="float">
            <text:p>0.0121362769</text:p>
          </table:table-cell>
          <table:table-cell table:formula="of:=([.M15]/18)/((1/29)+([.M15]/18))" office:value-type="float" office:value="0.0196072967011967" calcext:value-type="float">
            <text:p>0.0196072967</text:p>
          </table:table-cell>
          <table:table-cell table:formula="of:=([.N15]/18)/((1/29)+([.N15]/18))" office:value-type="float" office:value="0.0191779070510772" calcext:value-type="float">
            <text:p>0.0191779071</text:p>
          </table:table-cell>
          <table:table-cell table:formula="of:=([.G15]+[.H15])/2" office:value-type="float" office:value="0.01945" calcext:value-type="float">
            <text:p>0.01945</text:p>
          </table:table-cell>
          <table:table-cell table:formula="of:=([.L15]/(3.14*0.045*(1-[.H15])))*LN((([.H15]-[.P15])*(1-[.O15]))/(([.H15]-[.O15])*(1-[.P15]))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3" calcext:value-type="float">
            <text:p>17.3</text:p>
          </table:table-cell>
          <table:table-cell office:value-type="float" office:value="20.7" calcext:value-type="float">
            <text:p>20.7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6.3" calcext:value-type="float">
            <text:p>16.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K16]*1/(0.0831*(273+25))" office:value-type="float" office:value="0.403815246448445" calcext:value-type="float">
            <text:p>0.4038152464</text:p>
          </table:table-cell>
          <table:table-cell table:formula="of:=[.G16]*18/((1-[.G16]*[.I16])*29)" office:value-type="float" office:value="0.0124698950352533" calcext:value-type="float">
            <text:p>0.012469895</text:p>
          </table:table-cell>
          <table:table-cell table:formula="of:=[.H16]*18/((1-[.H16]*[.J16])*29)" office:value-type="float" office:value="0.0124532896281165" calcext:value-type="float">
            <text:p>0.0124532896</text:p>
          </table:table-cell>
          <table:table-cell table:formula="of:=([.M16]/18)/((1/29)+([.M16]/18))" office:value-type="float" office:value="0.0196947120692776" calcext:value-type="float">
            <text:p>0.0196947121</text:p>
          </table:table-cell>
          <table:table-cell table:formula="of:=([.N16]/18)/((1/29)+([.N16]/18))" office:value-type="float" office:value="0.0196690016533943" calcext:value-type="float">
            <text:p>0.0196690017</text:p>
          </table:table-cell>
          <table:table-cell table:formula="of:=([.G16]+[.H16])/2" office:value-type="float" office:value="0.01975" calcext:value-type="float">
            <text:p>0.01975</text:p>
          </table:table-cell>
          <table:table-cell table:formula="of:=([.L16]/(3.14*0.045*(1-[.H16])))*LN((([.H16]-[.P16])*(1-[.O16]))/(([.H16]-[.O16])*(1-[.P16])))" office:value-type="float" office:value="5.15563136842108" calcext:value-type="float">
            <text:p>5.1556313684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21.1" calcext:value-type="float">
            <text:p>21.1</text:p>
          </table:table-cell>
          <table:table-cell office:value-type="float" office:value="18.1" calcext:value-type="float">
            <text:p>18.1</text:p>
          </table:table-cell>
          <table:table-cell office:value-type="float" office:value="17.3" calcext:value-type="float">
            <text:p>17.3</text:p>
          </table:table-cell>
          <table:table-cell office:value-type="float" office:value="16.3" calcext:value-type="float">
            <text:p>16.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[.K17]*1/(0.0831*(273+25))" office:value-type="float" office:value="0.403815246448445" calcext:value-type="float">
            <text:p>0.4038152464</text:p>
          </table:table-cell>
          <table:table-cell table:formula="of:=[.G17]*18/((1-[.G17]*[.I17])*29)" office:value-type="float" office:value="0.0125388667237835" calcext:value-type="float">
            <text:p>0.0125388667</text:p>
          </table:table-cell>
          <table:table-cell table:formula="of:=[.H17]*18/((1-[.H17]*[.J17])*29)" office:value-type="float" office:value="0.0130949453475814" calcext:value-type="float">
            <text:p>0.0130949453</text:p>
          </table:table-cell>
          <table:table-cell table:formula="of:=([.M17]/18)/((1/29)+([.M17]/18))" office:value-type="float" office:value="0.019801487599194" calcext:value-type="float">
            <text:p>0.0198014876</text:p>
          </table:table-cell>
          <table:table-cell table:formula="of:=([.N17]/18)/((1/29)+([.N17]/18))" office:value-type="float" office:value="0.0206615076113201" calcext:value-type="float">
            <text:p>0.0206615076</text:p>
          </table:table-cell>
          <table:table-cell table:formula="of:=([.G17]+[.H17])/2" office:value-type="float" office:value="0.0203" calcext:value-type="float">
            <text:p>0.0203</text:p>
          </table:table-cell>
          <table:table-cell table:formula="of:=([.L17]/(3.14*0.045*(1-[.H17])))*LN((([.H17]-[.P17])*(1-[.O17]))/(([.H17]-[.O17])*(1-[.P17])))" office:value-type="float" office:value="-9.19079168878081" calcext:value-type="float">
            <text:p>-9.1907916888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.6" calcext:value-type="float">
            <text:p>17.6</text:p>
          </table:table-cell>
          <table:table-cell office:value-type="float" office:value="21.6" calcext:value-type="float">
            <text:p>21.6</text:p>
          </table:table-cell>
          <table:table-cell office:value-type="float" office:value="18.2" calcext:value-type="float">
            <text:p>18.2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" calcext:value-type="float">
            <text:p>0.02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K18]*1/(0.0831*(273+25))" office:value-type="float" office:value="0.403815246448445" calcext:value-type="float">
            <text:p>0.4038152464</text:p>
          </table:table-cell>
          <table:table-cell table:formula="of:=[.G18]*18/((1-[.G18]*[.I18])*29)" office:value-type="float" office:value="0.012850821836654" calcext:value-type="float">
            <text:p>0.0128508218</text:p>
          </table:table-cell>
          <table:table-cell table:formula="of:=[.H18]*18/((1-[.H18]*[.J18])*29)" office:value-type="float" office:value="0.0126464884916955" calcext:value-type="float">
            <text:p>0.0126464885</text:p>
          </table:table-cell>
          <table:table-cell table:formula="of:=([.M18]/18)/((1/29)+([.M18]/18))" office:value-type="float" office:value="0.0202841370094023" calcext:value-type="float">
            <text:p>0.020284137</text:p>
          </table:table-cell>
          <table:table-cell table:formula="of:=([.N18]/18)/((1/29)+([.N18]/18))" office:value-type="float" office:value="0.0199680511182109" calcext:value-type="float">
            <text:p>0.0199680511</text:p>
          </table:table-cell>
          <table:table-cell table:formula="of:=([.G18]+[.H18])/2" office:value-type="float" office:value="0.0202" calcext:value-type="float">
            <text:p>0.0202</text:p>
          </table:table-cell>
          <table:table-cell table:formula="of:=([.L18]/(3.14*0.045*(1-[.H18])))*LN((([.H18]-[.P18])*(1-[.O18]))/(([.H18]-[.O18])*(1-[.P18])))" office:value-type="string" office:string-value="" calcext:value-type="error">
            <text:p>Err:502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ga(th)</text:p>
          </table:table-cell>
          <table:table-cell table:formula="of:=([.E22]*3.14*0.046/(0.045))*POWER([.E23];0.5)*POWER([.E25]/([.E24]*[.E22]);0.33)" office:value-type="float" office:value="0.0000216835337446953" calcext:value-type="float">
            <text:p>2.16835337446953E-05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formula="of:=0.282/10000" office:value-type="float" office:value="0.0000282" calcext:value-type="float">
            <text:p>0.0000282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</text:p>
          </table:table-cell>
          <table:table-cell table:formula="of:=1200*0.01*0.045/(3600*0.00001813)" office:value-type="float" office:value="8.27357970215113" calcext:value-type="float">
            <text:p>8.2735797022</text:p>
          </table:table-cell>
          <table:table-cell office:value-type="string" calcext:value-type="string">
            <text:p>laminar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ho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</text:p>
          </table:table-cell>
          <table:table-cell office:value-type="float" office:value="0.00001813" calcext:value-type="float">
            <text:p>0.00001813</text:p>
          </table:table-cell>
          <table:table-cell table:number-columns-repeated="8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22:28:09.685403759</meta:creation-date>
    <dc:date>2019-01-23T20:14:28.278744305</dc:date>
    <meta:editing-duration>PT1H9M12S</meta:editing-duration>
    <meta:editing-cycles>2</meta:editing-cycles>
    <meta:generator>LibreOffice/5.1.6.2$Linux_X86_64 LibreOffice_project/10m0$Build-2</meta:generator>
    <meta:document-statistic meta:table-count="1" meta:cell-count="269" meta:object-count="0"/>
  </office:meta>
</office:document-meta>
</file>